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A000001E89D1BE147C80DC955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cm" fo:min-width="3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solid" draw:fill-color="#b2b2b2" draw:textarea-horizontal-align="justify" draw:textarea-vertical-align="middle" draw:auto-grow-height="false" fo:min-height="0.31cm" fo:min-width="1.51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solid" draw:fill-color="#b2b2b2" draw:textarea-horizontal-align="justify" draw:textarea-vertical-align="middle" draw:auto-grow-height="false" fo:min-height="0.31cm" fo:min-width="1.518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solid" draw:fill-color="#b2b2b2" draw:textarea-horizontal-align="justify" draw:textarea-vertical-align="middle" draw:auto-grow-height="false" fo:min-height="0.31cm" fo:min-width="1.518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ed1c24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>
      <style:graphic-properties style:protect="size"/>
    </style:style>
    <style:style style:name="gr3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0.567cm"/>
    </style:style>
    <style:style style:name="pr2" style:family="presentation" style:parent-style-name="DNA-subtitle">
      <style:graphic-properties draw:fill-color="#ffffff" fo:min-height="0.8cm"/>
    </style:style>
    <style:style style:name="pr3" style:family="presentation" style:parent-style-name="DNA-subtitle">
      <style:graphic-properties draw:fill-color="#ffffff" fo:min-height="0.603cm"/>
    </style:style>
    <style:style style:name="pr4" style:family="presentation" style:parent-style-name="DNA-subtitle">
      <style:graphic-properties draw:fill-color="#ffffff" fo:min-height="0.582cm"/>
    </style:style>
    <style:style style:name="pr5" style:family="presentation" style:parent-style-name="DNA-subtitle">
      <style:graphic-properties draw:fill-color="#ffffff" fo:min-height="0.581cm"/>
    </style:style>
    <style:style style:name="pr6" style:family="presentation" style:parent-style-name="DNA-notes">
      <style:graphic-properties draw:fill-color="#ffffff" draw:auto-grow-height="true" fo:min-height="14cm"/>
    </style:style>
    <style:style style:name="pr7" style:family="presentation" style:parent-style-name="DNA-subtitle">
      <style:graphic-properties draw:fill-color="#ffffff" fo:min-height="0.967cm"/>
    </style:style>
    <style:style style:name="P1" style:family="paragraph">
      <loext:graphic-properties draw:fill-color="#ffffff"/>
      <style:text-properties fo:color="#0066b3" fo:font-size="15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5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text-properties fo:color="#000000" fo:font-size="15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9" style:family="paragraph">
      <loext:graphic-properties draw:fill="none" draw:fill-color="#ed1c24" draw:fill-gradient-name="Gradient_20_2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0" style:family="paragraph">
      <style:text-properties style:font-name="Arial1" style:font-size-asian="24pt" style:font-size-complex="24pt"/>
    </style:style>
    <style:style style:name="P11" style:family="paragraph">
      <loext:graphic-properties draw:fill-color="#ffffff"/>
      <style:text-properties fo:color="#000000" style:font-name="Arial1" fo:font-size="15pt" style:font-size-asian="24pt" style:font-size-complex="24pt"/>
    </style:style>
    <style:style style:name="P12" style:family="paragraph">
      <loext:graphic-properties draw:fill-color="#ffffff"/>
    </style:style>
    <style:style style:name="T1" style:family="text">
      <style:text-properties fo:color="#0066b3" fo:font-size="15pt" style:font-size-asian="24pt" style:font-size-complex="24pt"/>
    </style:style>
    <style:style style:name="T2" style:family="text">
      <style:text-properties fo:font-size="15pt" style:font-size-asian="24pt" style:font-size-complex="24pt"/>
    </style:style>
    <style:style style:name="T3" style:family="text">
      <style:text-properties fo:color="#000000" fo:font-size="15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000000" style:font-name="Arial1"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.258cm" svg:height="0.567cm" svg:x="0.1cm" svg:y="7.633cm">
          <draw:text-box>
            <text:p><text:span text:style-name="T1">cMuxNS</text:span></text:p>
          </draw:text-box>
        </draw:frame>
        <draw:custom-shape draw:style-name="gr1" draw:text-style-name="P2" draw:layer="layout" svg:width="4.2cm" svg:height="1.05cm" svg:x="2.8cm" svg:y="9.901cm">
          <text:p text:style-name="P2"><text:span text:style-name="T2">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4.788cm" svg:y1="10.989cm" svg:x2="4.788cm" svg:y2="12.289cm">
          <text:p/>
        </draw:line>
        <draw:frame presentation:style-name="pr2" draw:text-style-name="P4" draw:layer="layout" svg:width="1cm" svg:height="0.8cm" svg:x="4.888cm" svg:y="10.989cm">
          <draw:text-box>
            <text:p><text:span text:style-name="T2">3</text:span></text:p>
          </draw:text-box>
        </draw:frame>
        <draw:line draw:style-name="gr3" draw:text-style-name="P3" draw:layer="layout" svg:x1="4.588cm" svg:y1="11.389cm" svg:x2="4.988cm" svg:y2="11.389cm">
          <text:p/>
        </draw:line>
        <draw:frame presentation:style-name="pr3" draw:text-style-name="P1" draw:layer="layout" svg:width="1.2cm" svg:height="0.603cm" svg:x="8.1cm" svg:y="10.098cm">
          <draw:text-box>
            <text:p><text:span text:style-name="T1">eNS</text:span></text:p>
          </draw:text-box>
        </draw:frame>
        <draw:line draw:style-name="gr4" draw:text-style-name="P5" draw:layer="layout" svg:x1="8.1cm" svg:y1="10.401cm" svg:x2="7cm" svg:y2="10.401cm">
          <text:p/>
        </draw:line>
        <draw:custom-shape draw:style-name="gr5" draw:text-style-name="P2" draw:layer="layout" svg:width="0.4cm" svg:height="0.4cm" draw:transform="rotate (2.36439753767672) translate (2.802cm 10.78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5" draw:layer="layout" svg:x1="1.7cm" svg:y1="10.501cm" svg:x2="2.9cm" svg:y2="10.501cm">
          <text:p/>
        </draw:line>
        <draw:frame presentation:style-name="pr4" draw:text-style-name="P6" draw:layer="layout" svg:width="1.5cm" svg:height="0.582cm" svg:x="0.4cm" svg:y="10.219cm">
          <draw:text-box>
            <text:p><text:span text:style-name="T3">cl</text:span><text:span text:style-name="T3">oc</text:span><text:span text:style-name="T3">k</text:span></text:p>
          </draw:text-box>
        </draw:frame>
        <draw:custom-shape draw:style-name="gr1" draw:text-style-name="P2" draw:layer="layout" svg:width="4.2cm" svg:height="1.05cm" svg:x="20.9cm" svg:y="11.2cm">
          <text:p text:style-name="P2"><text:span text:style-name="T2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2.888cm" svg:y1="12.288cm" svg:x2="22.888cm" svg:y2="13.588cm">
          <text:p/>
        </draw:line>
        <draw:frame presentation:style-name="pr2" draw:text-style-name="P4" draw:layer="layout" svg:width="1cm" svg:height="0.8cm" svg:x="22.988cm" svg:y="12.288cm">
          <draw:text-box>
            <text:p><text:span text:style-name="T2">2</text:span></text:p>
          </draw:text-box>
        </draw:frame>
        <draw:line draw:style-name="gr3" draw:text-style-name="P3" draw:layer="layout" svg:x1="22.688cm" svg:y1="12.688cm" svg:x2="23.088cm" svg:y2="12.688cm">
          <text:p/>
        </draw:line>
        <draw:frame presentation:style-name="pr3" draw:text-style-name="P1" draw:layer="layout" svg:width="1.2cm" svg:height="0.603cm" svg:x="26.1cm" svg:y="11.401cm">
          <draw:text-box>
            <text:p><text:span text:style-name="T1">e</text:span><text:span text:style-name="T1">P</text:span></text:p>
          </draw:text-box>
        </draw:frame>
        <draw:line draw:style-name="gr4" draw:text-style-name="P5" draw:layer="layout" svg:x1="26.226cm" svg:y1="11.7cm" svg:x2="25.126cm" svg:y2="11.7cm">
          <text:p/>
        </draw:line>
        <draw:custom-shape draw:style-name="gr5" draw:text-style-name="P2" draw:layer="layout" svg:width="0.4cm" svg:height="0.4cm" draw:transform="rotate (2.36439753767672) translate (20.93cm 12.06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5" draw:layer="layout" svg:x1="19.828cm" svg:y1="11.782cm" svg:x2="21.028cm" svg:y2="11.782cm">
          <text:p/>
        </draw:line>
        <draw:frame presentation:style-name="pr4" draw:text-style-name="P6" draw:layer="layout" svg:width="1.5cm" svg:height="0.582cm" svg:x="18.428cm" svg:y="11.5cm">
          <draw:text-box>
            <text:p><text:span text:style-name="T3">c</text:span><text:span text:style-name="T3">l</text:span><text:span text:style-name="T3">o</text:span><text:span text:style-name="T3">c</text:span><text:span text:style-name="T3">k</text:span></text:p>
          </draw:text-box>
        </draw:frame>
        <draw:custom-shape draw:style-name="gr1" draw:text-style-name="P2" draw:layer="layout" svg:width="4.2cm" svg:height="1.05cm" svg:x="11.6cm" svg:y="7.386cm">
          <text:p text:style-name="P2"><text:span text:style-name="T2">E</text:span><text:span text:style-name="T2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4" draw:layer="layout" svg:width="1cm" svg:height="0.8cm" svg:x="13.6cm" svg:y="6.086cm">
          <draw:text-box>
            <text:p><text:span text:style-name="T2">3</text:span></text:p>
          </draw:text-box>
        </draw:frame>
        <draw:line draw:style-name="gr2" draw:text-style-name="P3" draw:layer="layout" svg:x1="13.588cm" svg:y1="8.474cm" svg:x2="13.588cm" svg:y2="9.774cm">
          <text:p/>
        </draw:line>
        <draw:frame presentation:style-name="pr2" draw:text-style-name="P4" draw:layer="layout" svg:width="1cm" svg:height="0.8cm" svg:x="13.688cm" svg:y="8.474cm">
          <draw:text-box>
            <text:p><text:span text:style-name="T2">3</text:span></text:p>
          </draw:text-box>
        </draw:frame>
        <draw:line draw:style-name="gr3" draw:text-style-name="P3" draw:layer="layout" svg:x1="13.388cm" svg:y1="8.874cm" svg:x2="13.788cm" svg:y2="8.874cm">
          <text:p/>
        </draw:line>
        <draw:frame presentation:style-name="pr3" draw:text-style-name="P1" draw:layer="layout" svg:width="1.2cm" svg:height="0.603cm" svg:x="17cm" svg:y="7.687cm">
          <draw:text-box>
            <text:p><text:span text:style-name="T1">eEW</text:span></text:p>
          </draw:text-box>
        </draw:frame>
        <draw:line draw:style-name="gr4" draw:text-style-name="P5" draw:layer="layout" svg:x1="16.913cm" svg:y1="7.986cm" svg:x2="15.813cm" svg:y2="7.986cm">
          <text:p/>
        </draw:line>
        <draw:custom-shape draw:style-name="gr5" draw:text-style-name="P2" draw:layer="layout" svg:width="0.4cm" svg:height="0.4cm" draw:transform="rotate (2.36439753767672) translate (11.616cm 8.2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5" draw:layer="layout" svg:x1="10.514cm" svg:y1="7.977cm" svg:x2="11.714cm" svg:y2="7.977cm">
          <text:p/>
        </draw:line>
        <draw:frame presentation:style-name="pr4" draw:text-style-name="P6" draw:layer="layout" svg:width="1.5cm" svg:height="0.582cm" svg:x="9.114cm" svg:y="7.695cm">
          <draw:text-box>
            <text:p><text:span text:style-name="T3">cloc</text:span><text:span text:style-name="T3">k</text:span></text:p>
          </draw:text-box>
        </draw:frame>
        <draw:custom-shape draw:style-name="gr6" draw:text-style-name="P8" draw:layer="layout" svg:width="3.6cm" svg:height="1cm" svg:x="3.042cm" svg:y="7.333cm">
          <text:p text:style-name="P7"><text:span text:style-name="T4">0 <text:s text:c="3"/>1 <text:s text:c="3"/>2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9" draw:layer="layout" svg:x1="4.842cm" svg:y1="8.333cm" svg:x2="4.842cm" svg:y2="9.933cm">
          <text:p/>
        </draw:line>
        <draw:line draw:style-name="gr8" draw:text-style-name="P9" draw:layer="layout" svg:x1="4.642cm" svg:y1="9.033cm" svg:x2="5.042cm" svg:y2="9.033cm">
          <text:p/>
        </draw:line>
        <draw:line draw:style-name="gr9" draw:text-style-name="P9" draw:layer="layout" svg:x1="6.042cm" svg:y1="5.933cm" svg:x2="6.042cm" svg:y2="7.333cm">
          <text:p/>
        </draw:line>
        <draw:line draw:style-name="gr10" draw:text-style-name="P9" draw:layer="layout" svg:x1="2.242cm" svg:y1="7.933cm" svg:x2="3.542cm" svg:y2="7.933cm">
          <text:p/>
        </draw:line>
        <draw:line draw:style-name="gr11" draw:text-style-name="P9" draw:layer="layout" svg:x1="4.63cm" svg:y1="6.433cm" svg:x2="5.03cm" svg:y2="6.433cm">
          <text:p/>
        </draw:line>
        <draw:line draw:style-name="gr12" draw:text-style-name="P9" draw:layer="layout" svg:x1="3.742cm" svg:y1="5.933cm" svg:x2="3.742cm" svg:y2="7.333cm">
          <text:p/>
        </draw:line>
        <draw:line draw:style-name="gr13" draw:text-style-name="P9" draw:layer="layout" svg:x1="3.53cm" svg:y1="6.433cm" svg:x2="3.93cm" svg:y2="6.433cm">
          <text:p/>
        </draw:line>
        <draw:line draw:style-name="gr14" draw:text-style-name="P9" draw:layer="layout" svg:x1="4.842cm" svg:y1="5.921cm" svg:x2="4.842cm" svg:y2="7.321cm">
          <text:p/>
        </draw:line>
        <draw:line draw:style-name="gr15" draw:text-style-name="P9" draw:layer="layout" svg:x1="5.83cm" svg:y1="6.433cm" svg:x2="6.23cm" svg:y2="6.433cm">
          <text:p/>
        </draw:line>
        <draw:frame presentation:style-name="pr5" draw:text-style-name="P11" draw:layer="layout" svg:width="1.4cm" svg:height="0.589cm" svg:x="2.9cm" svg:y="5.415cm">
          <draw:text-box>
            <text:p text:style-name="P10"><text:span text:style-name="T5">“</text:span><text:span text:style-name="T5">100”</text:span></text:p>
          </draw:text-box>
        </draw:frame>
        <draw:frame presentation:style-name="pr5" draw:text-style-name="P6" draw:layer="layout" svg:width="1.4cm" svg:height="0.589cm" svg:x="4.2cm" svg:y="5.416cm">
          <draw:text-box>
            <text:p><text:span text:style-name="T5">“</text:span><text:span text:style-name="T5">010”</text:span></text:p>
          </draw:text-box>
        </draw:frame>
        <draw:frame presentation:style-name="pr5" draw:text-style-name="P6" draw:layer="layout" svg:width="1.4cm" svg:height="0.589cm" svg:x="5.5cm" svg:y="5.417cm">
          <draw:text-box>
            <text:p><text:span text:style-name="T5">“</text:span><text:span text:style-name="T5">001”</text:span></text:p>
          </draw:text-box>
        </draw:frame>
        <draw:frame presentation:style-name="pr1" draw:text-style-name="P1" draw:layer="layout" svg:width="2.258cm" svg:height="0.567cm" svg:x="18.3cm" svg:y="8.833cm">
          <draw:text-box>
            <text:p><text:span text:style-name="T1">cMuxP</text:span></text:p>
          </draw:text-box>
        </draw:frame>
        <draw:custom-shape draw:style-name="gr16" draw:text-style-name="P8" draw:layer="layout" svg:width="3.6cm" svg:height="1cm" svg:x="21.242cm" svg:y="8.533cm">
          <text:p text:style-name="P7"><text:span text:style-name="T4">0 <text:s text:c="2"/>1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" draw:text-style-name="P9" draw:layer="layout" svg:x1="23.042cm" svg:y1="9.533cm" svg:x2="23.042cm" svg:y2="11.133cm">
          <text:p/>
        </draw:line>
        <draw:line draw:style-name="gr18" draw:text-style-name="P9" draw:layer="layout" svg:x1="22.842cm" svg:y1="10.233cm" svg:x2="23.242cm" svg:y2="10.233cm">
          <text:p/>
        </draw:line>
        <draw:line draw:style-name="gr19" draw:text-style-name="P9" draw:layer="layout" svg:x1="20.442cm" svg:y1="9.133cm" svg:x2="21.742cm" svg:y2="9.133cm">
          <text:p/>
        </draw:line>
        <draw:line draw:style-name="gr20" draw:text-style-name="P9" draw:layer="layout" svg:x1="23.33cm" svg:y1="7.633cm" svg:x2="23.73cm" svg:y2="7.633cm">
          <text:p/>
        </draw:line>
        <draw:line draw:style-name="gr21" draw:text-style-name="P9" draw:layer="layout" svg:x1="22.542cm" svg:y1="7.133cm" svg:x2="22.542cm" svg:y2="8.533cm">
          <text:p text:style-name="P7"/>
          <text:p text:style-name="P7"/>
          <text:p text:style-name="P7"/>
          <text:p text:style-name="P7"/>
        </draw:line>
        <draw:line draw:style-name="gr22" draw:text-style-name="P9" draw:layer="layout" svg:x1="22.33cm" svg:y1="7.633cm" svg:x2="22.73cm" svg:y2="7.633cm"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</draw:line>
        <draw:line draw:style-name="gr23" draw:text-style-name="P9" draw:layer="layout" svg:x1="23.542cm" svg:y1="7.121cm" svg:x2="23.542cm" svg:y2="8.521cm">
          <text:p/>
        </draw:line>
        <draw:frame presentation:style-name="pr5" draw:text-style-name="P11" draw:layer="layout" svg:width="1.4cm" svg:height="0.589cm" svg:x="21.8cm" svg:y="6.615cm">
          <draw:text-box>
            <text:p text:style-name="P10"><text:span text:style-name="T5">“</text:span><text:span text:style-name="T5">10”</text:span></text:p>
          </draw:text-box>
        </draw:frame>
        <draw:frame presentation:style-name="pr5" draw:text-style-name="P6" draw:layer="layout" svg:width="1.4cm" svg:height="0.589cm" svg:x="22.9cm" svg:y="6.616cm">
          <draw:text-box>
            <text:p><text:span text:style-name="T5">“</text:span><text:span text:style-name="T5">01”</text:span></text:p>
          </draw:text-box>
        </draw:frame>
        <draw:frame presentation:style-name="pr2" draw:text-style-name="P4" draw:layer="layout" svg:width="1cm" svg:height="0.8cm" svg:x="4.776cm" svg:y="8.689cm">
          <draw:text-box>
            <text:p><text:span text:style-name="T2">3</text:span></text:p>
          </draw:text-box>
        </draw:frame>
        <draw:frame presentation:style-name="pr1" draw:text-style-name="P1" draw:layer="layout" svg:width="2.258cm" svg:height="0.567cm" svg:x="8.9cm" svg:y="5.018cm">
          <draw:text-box>
            <text:p><text:span text:style-name="T1">cMuxEW</text:span></text:p>
          </draw:text-box>
        </draw:frame>
        <draw:custom-shape draw:style-name="gr24" draw:text-style-name="P8" draw:layer="layout" svg:width="3.6cm" svg:height="1cm" svg:x="11.842cm" svg:y="4.718cm">
          <text:p text:style-name="P7"><text:span text:style-name="T4">0 <text:s text:c="3"/>1 <text:s text:c="3"/>2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5" draw:text-style-name="P9" draw:layer="layout" svg:x1="13.642cm" svg:y1="5.718cm" svg:x2="13.642cm" svg:y2="7.318cm">
          <text:p/>
        </draw:line>
        <draw:line draw:style-name="gr26" draw:text-style-name="P9" draw:layer="layout" svg:x1="13.442cm" svg:y1="6.418cm" svg:x2="13.842cm" svg:y2="6.418cm">
          <text:p/>
        </draw:line>
        <draw:line draw:style-name="gr27" draw:text-style-name="P9" draw:layer="layout" svg:x1="14.842cm" svg:y1="3.318cm" svg:x2="14.842cm" svg:y2="4.718cm">
          <text:p/>
        </draw:line>
        <draw:line draw:style-name="gr28" draw:text-style-name="P9" draw:layer="layout" svg:x1="11.042cm" svg:y1="5.318cm" svg:x2="12.342cm" svg:y2="5.318cm">
          <text:p/>
        </draw:line>
        <draw:line draw:style-name="gr29" draw:text-style-name="P9" draw:layer="layout" svg:x1="13.43cm" svg:y1="3.818cm" svg:x2="13.83cm" svg:y2="3.818cm">
          <text:p/>
        </draw:line>
        <draw:line draw:style-name="gr30" draw:text-style-name="P9" draw:layer="layout" svg:x1="12.542cm" svg:y1="3.318cm" svg:x2="12.542cm" svg:y2="4.718cm">
          <text:p/>
        </draw:line>
        <draw:line draw:style-name="gr31" draw:text-style-name="P9" draw:layer="layout" svg:x1="12.33cm" svg:y1="3.818cm" svg:x2="12.73cm" svg:y2="3.818cm">
          <text:p/>
        </draw:line>
        <draw:line draw:style-name="gr32" draw:text-style-name="P9" draw:layer="layout" svg:x1="13.642cm" svg:y1="3.306cm" svg:x2="13.642cm" svg:y2="4.706cm">
          <text:p/>
        </draw:line>
        <draw:line draw:style-name="gr33" draw:text-style-name="P9" draw:layer="layout" svg:x1="14.63cm" svg:y1="3.818cm" svg:x2="15.03cm" svg:y2="3.818cm">
          <text:p/>
        </draw:line>
        <draw:frame presentation:style-name="pr5" draw:text-style-name="P11" draw:layer="layout" svg:width="1.4cm" svg:height="0.589cm" svg:x="11.7cm" svg:y="2.8cm">
          <draw:text-box>
            <text:p text:style-name="P10"><text:span text:style-name="T5">“</text:span><text:span text:style-name="T5">100”</text:span></text:p>
          </draw:text-box>
        </draw:frame>
        <draw:frame presentation:style-name="pr5" draw:text-style-name="P6" draw:layer="layout" svg:width="1.4cm" svg:height="0.589cm" svg:x="13cm" svg:y="2.801cm">
          <draw:text-box>
            <text:p><text:span text:style-name="T5">“</text:span><text:span text:style-name="T5">010”</text:span></text:p>
          </draw:text-box>
        </draw:frame>
        <draw:frame presentation:style-name="pr5" draw:text-style-name="P6" draw:layer="layout" svg:width="1.4cm" svg:height="0.589cm" svg:x="14.3cm" svg:y="2.802cm">
          <draw:text-box>
            <text:p><text:span text:style-name="T5">“</text:span><text:span text:style-name="T5">001”</text:span></text:p>
          </draw:text-box>
        </draw:frame>
        <draw:frame presentation:style-name="pr2" draw:text-style-name="P4" draw:layer="layout" svg:width="1cm" svg:height="0.8cm" svg:x="23cm" svg:y="9.886cm">
          <draw:text-box>
            <text:p><text:span text:style-name="T2">2</text:span></text:p>
          </draw:text-box>
        </draw:frame>
        <presentation:notes draw:style-name="dp2">
          <draw:page-thumbnail draw:style-name="gr34" draw:layer="layout" svg:width="17cm" svg:height="9.56cm" svg:x="2cm" svg:y="2.5cm" draw:page-number="1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draw:frame draw:style-name="gr35" draw:text-style-name="P3" draw:layer="layout" svg:width="18.89cm" svg:height="12.911cm" svg:x="3.2cm" svg:y="1.289cm">
          <draw:image xlink:href="Pictures/10000000000002CA000001E89D1BE147C80DC955.png" xlink:type="simple" xlink:show="embed" xlink:actuate="onLoad">
            <text:p/>
          </draw:image>
        </draw:frame>
        <draw:frame presentation:style-name="pr7" draw:text-style-name="P1" draw:layer="layout" svg:width="1.6cm" svg:height="0.967cm" svg:x="15.7cm" svg:y="5.934cm">
          <draw:text-box>
            <text:p><text:span text:style-name="T1">ctime</text:span></text:p>
          </draw:text-box>
        </draw:frame>
        <draw:frame presentation:style-name="pr7" draw:text-style-name="P1" draw:layer="layout" svg:width="1.6cm" svg:height="0.967cm" svg:x="14.788cm" svg:y="3.148cm">
          <draw:text-box>
            <text:p><text:span text:style-name="T1">ssom</text:span></text:p>
          </draw:text-box>
        </draw:frame>
        <draw:line draw:style-name="gr2" draw:text-style-name="P3" draw:layer="layout" svg:x1="14.9cm" svg:y1="3.601cm" svg:x2="13.812cm" svg:y2="3.601cm">
          <text:p/>
        </draw:line>
        <draw:line draw:style-name="gr2" draw:text-style-name="P3" draw:layer="layout" svg:x1="15.8cm" svg:y1="6.401cm" svg:x2="14.488cm" svg:y2="6.414cm">
          <text:p/>
        </draw:line>
        <draw:custom-shape draw:style-name="gr5" draw:text-style-name="P2" draw:layer="layout" svg:width="0.4cm" svg:height="0.4cm" draw:transform="rotate (2.36439753767672) translate (10.744cm 6.65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5" draw:layer="layout" svg:x1="9.542cm" svg:y1="6.373cm" svg:x2="10.742cm" svg:y2="6.373cm">
          <text:p/>
        </draw:line>
        <draw:frame presentation:style-name="pr4" draw:text-style-name="P6" draw:layer="layout" svg:width="1.5cm" svg:height="0.582cm" svg:x="8.142cm" svg:y="6.091cm">
          <draw:text-box>
            <text:p><text:span text:style-name="T3">clock</text:span></text:p>
          </draw:text-box>
        </draw:frame>
        <presentation:notes draw:style-name="dp2">
          <draw:page-thumbnail draw:style-name="gr34" draw:layer="layout" svg:width="17cm" svg:height="9.56cm" svg:x="2cm" svg:y="2.5cm" draw:page-number="2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37M20S</meta:editing-duration>
    <meta:editing-cycles>19</meta:editing-cycles>
    <meta:generator>LibreOffice/6.0.3.2$Linux_X86_64 LibreOffice_project/00m0$Build-2</meta:generator>
    <dc:title>DNA</dc:title>
    <dc:date>2018-09-03T13:02:41.936119735</dc:date>
    <meta:document-statistic meta:object-count="103"/>
  </office:meta>
</office:document-meta>
</file>